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67000009E723CDC28D25FAAEF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146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svg:stroke-opacity="95%" draw:fill-color="#eeeeee" draw:textarea-horizontal-align="justify" draw:textarea-vertical-align="middle" draw:auto-grow-height="false" fo:min-height="0.146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53cm" svg:stroke-color="#000000" draw:marker-start-width="0.28cm" draw:marker-end-width="0.28cm" draw:fill-color="#eeeeee" draw:textarea-horizontal-align="justify" draw:textarea-vertical-align="middle" draw:auto-grow-height="false" fo:min-height="11.196cm" fo:min-width="0.64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8cm" draw:marker-end-width="0.28cm" draw:fill-color="#eeeeee" draw:textarea-horizontal-align="justify" draw:textarea-vertical-align="middle" draw:auto-grow-height="false" fo:min-height="7.796cm" fo:min-width="0.646cm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8cm" draw:marker-end-width="0.28cm" draw:fill-color="#eeeeee" draw:textarea-horizontal-align="justify" draw:textarea-vertical-align="middle" draw:auto-grow-height="false" fo:min-height="5.396cm" fo:min-width="0.646cm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eeeeee"/>
      <style:paragraph-properties fo:text-align="center"/>
      <style:text-properties style:font-name="Open Sans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eeeeee"/>
      <style:paragraph-properties fo:text-align="center"/>
      <style:text-properties style:font-name="Open Sans" fo:font-weight="bold" style:font-weight-asian="bold" style:font-weight-complex="bold"/>
    </style:style>
    <style:style style:name="T1" style:family="text">
      <style:text-properties style:font-name="Open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08cm" svg:height="27.699cm" svg:x="2.4cm" svg:y="1cm">
          <draw:image xlink:href="Pictures/1000000000000667000009E723CDC28D25FAAEFB.jpg" xlink:type="simple" xlink:show="embed" xlink:actuate="onLoad">
            <text:p/>
          </draw:image>
        </draw:frame>
        <draw:custom-shape draw:style-name="gr2" draw:text-style-name="P3" draw:layer="layout" svg:width="0.6cm" svg:height="0.6cm" svg:x="6.2cm" svg:y="10.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4.3cm" svg:y="2.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8cm" svg:y="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1.7cm" svg:y="1.4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5.3cm" svg:y="4.4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2.3cm" svg:y="6.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6.5cm" svg:y="7.6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5cm" svg:y="9.8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2.9cm" svg:y="9.2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9.5cm" svg:y="12.2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5.6cm" svg:y="14.3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7.4cm" svg:y="14.5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7cm" svg:y="15.2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8.2cm" svg:y="17.6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2.4cm" svg:y="15.7cm">
          <text:p text:style-name="P2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3.5cm" svg:y="17.2cm">
          <text:p text:style-name="P2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6.7cm" svg:y="16.1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4.22cm" svg:y="17.583cm">
          <text:p text:style-name="P2"><text:span text:style-name="T1">1</text:span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5.2cm" svg:y="20.8cm">
          <text:p text:style-name="P2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8.1cm" svg:y="21.8cm">
          <text:p text:style-name="P2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1.9cm" svg:y="20.6cm">
          <text:p text:style-name="P2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6.1cm" svg:y="20cm">
          <text:p text:style-name="P2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8.3cm" svg:y="22.3cm">
          <text:p text:style-name="P2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3.1cm" svg:y="22.1cm">
          <text:p text:style-name="P2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6cm" svg:y="24.4cm">
          <text:p text:style-name="P2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6.2cm" svg:y="23.6cm">
          <text:p text:style-name="P2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6.6cm" svg:y="27.4cm">
          <text:p text:style-name="P2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0.2cm" svg:y="22.1cm">
          <text:p text:style-name="P2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0.1cm" svg:y="24.9cm">
          <text:p text:style-name="P2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cm" svg:height="0.6cm" svg:x="12.4cm" svg:y="26.9cm">
          <text:p text:style-name="P2"><text:span text:style-name="T1">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1.5cm" svg:x="1.2cm" svg:y="1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cm" svg:height="8.1cm" svg:x="1.2cm" svg:y="13.727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cm" svg:height="5.7cm" svg:x="1.2cm" svg:y="23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6T19:42:29.811963507</dc:date>
    <meta:editing-duration>PT33M3S</meta:editing-duration>
    <meta:editing-cycles>19</meta:editing-cycles>
    <meta:generator>LibreOffice/6.0.4.2$Linux_X86_64 LibreOffice_project/00m0$Build-2</meta:generator>
    <meta:document-statistic meta:object-count="34"/>
  </office:meta>
</office:document-meta>
</file>